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5000000D2B75173F9.png" manifest:media-type="image/png"/>
  <manifest:file-entry manifest:full-path="Pictures/10000000000004CD000000CF583F2F1D.png" manifest:media-type="image/png"/>
  <manifest:file-entry manifest:full-path="Pictures/10000000000004D5000000CC7D7F2FA0.png" manifest:media-type="image/png"/>
  <manifest:file-entry manifest:full-path="Pictures/10000000000004D2000000CBA3069C28.png" manifest:media-type="image/png"/>
  <manifest:file-entry manifest:full-path="Pictures/10000000000004D6000000CD53BD5670.png" manifest:media-type="image/png"/>
  <manifest:file-entry manifest:full-path="Pictures/10000000000004D1000000C86E62935D.png" manifest:media-type="image/png"/>
  <manifest:file-entry manifest:full-path="Pictures/10000000000004D2000000C7F1B83E35.png" manifest:media-type="image/png"/>
  <manifest:file-entry manifest:full-path="Pictures/10000000000004D5000000CCDDB232BA.png" manifest:media-type="image/png"/>
  <manifest:file-entry manifest:full-path="Pictures/10000000000004D2000000CB08A16F00.png" manifest:media-type="image/png"/>
  <manifest:file-entry manifest:full-path="Pictures/10000000000004F4000000D1539161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212cm" svg:y="-0.492cm" svg:width="17cm" svg:height="2.801cm" draw:z-index="0"><draw:image xlink:href="Pictures/10000000000004F4000000D153916150.png" xlink:type="simple" xlink:show="embed" xlink:actuate="onLoad" draw:mime-type="image/png"/></draw:frame><draw:frame draw:style-name="fr1" draw:name="Imagen2" text:anchor-type="char" svg:x="0cm" svg:y="2.674cm" svg:width="17cm" svg:height="2.796cm" draw:z-index="1"><draw:image xlink:href="Pictures/10000000000004D2000000CB08A16F00.png" xlink:type="simple" xlink:show="embed" xlink:actuate="onLoad" draw:mime-type="image/png"/></draw:frame></text:p>
      <text:p text:style-name="Standard"><draw:frame draw:style-name="fr1" draw:name="Imagen3" text:anchor-type="char" svg:x="0cm" svg:y="0.169cm" svg:width="17cm" svg:height="2.741cm" draw:z-index="2"><draw:image xlink:href="Pictures/10000000000004D2000000C7F1B83E35.png" xlink:type="simple" xlink:show="embed" xlink:actuate="onLoad" draw:mime-type="image/png"/></draw:frame></text:p>
      <text:p text:style-name="Standard"><draw:frame draw:style-name="fr1" draw:name="Imagen4" text:anchor-type="char" svg:x="0cm" svg:y="0.222cm" svg:width="17cm" svg:height="2.813cm" draw:z-index="3"><draw:image xlink:href="Pictures/10000000000004D6000000CD53BD5670.png" xlink:type="simple" xlink:show="embed" xlink:actuate="onLoad" draw:mime-type="image/png"/></draw:frame></text:p>
      <text:p text:style-name="Standard"><draw:frame draw:style-name="fr1" draw:name="Imagen5" text:anchor-type="char" svg:x="0cm" svg:y="0.127cm" svg:width="17cm" svg:height="2.757cm" draw:z-index="4"><draw:image xlink:href="Pictures/10000000000004D1000000C86E62935D.png" xlink:type="simple" xlink:show="embed" xlink:actuate="onLoad" draw:mime-type="image/png"/></draw:frame></text:p>
      <text:p text:style-name="Standard"><draw:frame draw:style-name="fr1" draw:name="Imagen6" text:anchor-type="char" svg:x="-0.026cm" svg:y="0.011cm" svg:width="17cm" svg:height="2.796cm" draw:z-index="5"><draw:image xlink:href="Pictures/10000000000004D2000000CBA3069C28.png" xlink:type="simple" xlink:show="embed" xlink:actuate="onLoad" draw:mime-type="image/png"/></draw:frame><draw:frame draw:style-name="fr1" draw:name="Imagen7" text:anchor-type="char" svg:x="-0.012cm" svg:y="3.186cm" svg:width="17cm" svg:height="2.803cm" draw:z-index="7"><draw:image xlink:href="Pictures/10000000000004D5000000CC7D7F2F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-0.238cm" svg:y="0.002cm" svg:width="17cm" svg:height="2.863cm" draw:z-index="6"><draw:image xlink:href="Pictures/10000000000004CD000000CF583F2F1D.png" xlink:type="simple" xlink:show="embed" xlink:actuate="onLoad" draw:mime-type="image/png"/></draw:frame><text:soft-page-break/></text:p>
      <text:p text:style-name="Standard"><draw:frame draw:style-name="fr1" draw:name="Imagen9" text:anchor-type="char" svg:x="-0.185cm" svg:y="0.153cm" svg:width="17cm" svg:height="2.886cm" draw:z-index="8"><draw:image xlink:href="Pictures/10000000000004D5000000D2B75173F9.png" xlink:type="simple" xlink:show="embed" xlink:actuate="onLoad" draw:mime-type="image/png"/></draw:frame></text:p>
      <text:p text:style-name="Standard"><draw:frame draw:style-name="fr1" draw:name="Imagen10" text:anchor-type="char" svg:x="-0.159cm" svg:y="0.233cm" svg:width="17cm" svg:height="2.803cm" draw:z-index="9"><draw:image xlink:href="Pictures/10000000000004D5000000CCDDB232BA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6:16:48.830746257</meta:creation-date>
    <dc:date>2025-01-14T16:19:53.269109405</dc:date>
    <meta:editing-duration>PT3M5S</meta:editing-duration>
    <meta:editing-cycles>1</meta:editing-cycles>
    <meta:document-statistic meta:table-count="0" meta:image-count="10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